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0pt" fo:font-weight="normal" style:font-size-asian="10pt" style:font-weight-asian="normal"/>
    </style:style>
    <style:style style:name="P2" style:family="paragraph" style:parent-style-name="Standard">
      <style:text-properties fo:color="#000000" style:font-name="Verdana" fo:font-size="10pt" fo:font-weight="normal" officeooo:rsid="00149e58" officeooo:paragraph-rsid="00149e58" style:font-size-asian="10pt" style:font-weight-asian="normal"/>
    </style:style>
    <style:style style:name="P3" style:family="paragraph" style:parent-style-name="Standard">
      <style:text-properties fo:color="#000000" style:font-name="Verdana" fo:font-size="10pt" fo:font-weight="bold" style:font-size-asian="10pt" style:font-weight-asian="bold"/>
    </style:style>
    <style:style style:name="P4" style:family="paragraph" style:parent-style-name="Standard">
      <style:text-properties fo:color="#000000" style:font-name="Verdana" fo:font-size="10pt" fo:font-style="normal" fo:font-weight="normal" style:font-size-asian="10pt" style:font-style-asian="normal" style:font-weight-asian="normal"/>
    </style:style>
    <style:style style:name="P5" style:family="paragraph" style:parent-style-name="Standard">
      <style:text-properties fo:color="#000000" style:font-name="Verdana" fo:font-size="10pt" fo:font-style="normal" fo:font-weight="normal" officeooo:rsid="001659e3" officeooo:paragraph-rsid="001659e3" style:font-size-asian="10pt" style:font-style-asian="normal" style:font-weight-asian="normal"/>
    </style:style>
    <style:style style:name="P6" style:family="paragraph" style:parent-style-name="Standard">
      <style:text-properties fo:color="#000000" style:font-name="Verdana" fo:font-size="10pt" fo:font-style="normal" fo:font-weight="normal" officeooo:rsid="001712d2" officeooo:paragraph-rsid="001712d2" style:font-size-asian="10pt" style:font-style-asian="normal" style:font-weight-asian="normal"/>
    </style:style>
    <style:style style:name="P7" style:family="paragraph" style:parent-style-name="Standard">
      <style:text-properties fo:color="#000000" style:font-name="Verdana" fo:font-size="10pt" fo:font-style="normal" fo:font-weight="bold" style:font-size-asian="10pt" style:font-style-asian="normal" style:font-weight-asian="bold"/>
    </style:style>
    <style:style style:name="P8" style:family="paragraph" style:parent-style-name="Standard">
      <style:text-properties fo:color="#000000" style:font-name="Verdana" fo:font-size="10pt" fo:font-style="italic" fo:font-weight="bold" style:font-size-asian="10pt" style:font-style-asian="italic" style:font-weight-asian="bold"/>
    </style:style>
    <style:style style:name="P9" style:family="paragraph" style:parent-style-name="Standard">
      <style:text-properties fo:color="#000000" style:font-name="Verdana" fo:font-size="11pt" fo:font-weight="bold" style:font-size-asian="11pt" style:font-weight-asian="bold"/>
    </style:style>
    <style:style style:name="P10" style:family="paragraph" style:parent-style-name="Standard">
      <style:text-properties fo:color="#000000" style:font-name="Verdana" fo:font-size="11pt" fo:font-style="normal" fo:font-weight="bold" style:font-size-asian="11pt" style:font-style-asian="normal" style:font-weight-asian="bold"/>
    </style:style>
    <style:style style:name="P11" style:family="paragraph" style:parent-style-name="Standard">
      <style:text-properties fo:color="#000000" style:font-name="Verdana" fo:font-size="12pt" fo:font-weight="bold" style:font-size-asian="12pt" style:font-weight-asian="bold"/>
    </style:style>
    <style:style style:name="P12" style:family="paragraph" style:parent-style-name="Standard">
      <style:text-properties officeooo:paragraph-rsid="00149e58"/>
    </style:style>
    <style:style style:name="P13" style:family="paragraph" style:parent-style-name="Standard">
      <style:text-properties officeooo:rsid="001712d2" officeooo:paragraph-rsid="001712d2"/>
    </style:style>
    <style:style style:name="P14" style:family="paragraph" style:parent-style-name="Standard">
      <style:paragraph-properties fo:break-before="page"/>
      <style:text-properties fo:color="#000000" style:font-name="Verdana" fo:font-size="11pt" fo:font-style="normal" fo:font-weight="bold" style:font-size-asian="11pt" style:font-style-asian="normal" style:font-weight-asian="bold"/>
    </style:style>
    <style:style style:name="P15" style:family="paragraph" style:parent-style-name="Standard" style:master-page-name="Standard">
      <style:paragraph-properties style:page-number="auto"/>
      <style:text-properties fo:color="#000000" style:font-name="Verdana" fo:font-size="12pt" fo:font-weight="bold" style:font-size-asian="12pt" style:font-weight-asian="bold"/>
    </style:style>
    <style:style style:name="P16" style:family="paragraph" style:parent-style-name="Standard">
      <style:text-properties fo:color="#000000" style:font-name="Verdana" fo:font-size="10pt" fo:font-style="normal" fo:font-weight="normal" style:font-size-asian="10pt" style:font-style-asian="normal" style:font-weight-asian="normal"/>
    </style:style>
    <style:style style:name="P17" style:family="paragraph" style:parent-style-name="Standard">
      <style:text-properties fo:color="#000000" style:font-name="Verdana" fo:font-size="10pt" fo:font-style="normal" fo:font-weight="normal" officeooo:rsid="001a6456" officeooo:paragraph-rsid="001a6456" style:font-size-asian="10pt" style:font-style-asian="normal" style:font-weight-asian="normal"/>
    </style:style>
    <style:style style:name="T1" style:family="text">
      <style:text-properties fo:color="#000000" style:font-name="Verdana" fo:font-size="10pt" fo:font-weight="normal" style:font-size-asian="10pt" style:font-weight-asian="normal"/>
    </style:style>
    <style:style style:name="T2" style:family="text">
      <style:text-properties fo:color="#000000" style:font-name="Verdana" fo:font-size="10pt" fo:font-weight="normal" officeooo:rsid="00149e58" style:font-size-asian="10pt" style:font-weight-asian="normal"/>
    </style:style>
    <style:style style:name="T3" style:family="text">
      <style:text-properties fo:color="#000000" style:font-name="Verdana" fo:font-size="10pt" fo:font-weight="normal" officeooo:rsid="001659e3" style:font-size-asian="10pt" style:font-weight-asian="normal"/>
    </style:style>
    <style:style style:name="T4" style:family="text">
      <style:text-properties fo:color="#000000" style:font-name="Verdana" fo:font-size="10pt" fo:font-weight="normal" officeooo:rsid="0016cbe6" style:font-size-asian="10pt" style:font-weight-asian="normal"/>
    </style:style>
    <style:style style:name="T5" style:family="text">
      <style:text-properties fo:color="#000000" style:font-name="Verdana" fo:font-size="10pt" fo:font-style="normal" fo:font-weight="normal" style:font-size-asian="10pt" style:font-style-asian="normal" style:font-weight-asian="normal"/>
    </style:style>
    <style:style style:name="T6" style:family="text">
      <style:text-properties fo:color="#000000" style:font-name="Verdana" fo:font-size="10pt" style:text-underline-style="solid" style:text-underline-width="auto" style:text-underline-color="font-color" fo:font-weight="normal" officeooo:rsid="001659e3" style:font-size-asian="10pt" style:font-weight-asian="normal"/>
    </style:style>
    <style:style style:name="T7" style:family="text">
      <style:text-properties fo:color="#000000" style:font-name="Verdana" fo:font-size="11pt" fo:font-weight="bold" style:font-size-asian="11pt" style:font-weight-asian="bold"/>
    </style:style>
    <style:style style:name="T8" style:family="text">
      <style:text-properties fo:color="#000000" style:font-name="Verdana1" fo:font-size="10pt" fo:font-weight="normal" style:font-size-asian="10pt" style:font-weight-asian="normal" style:font-size-complex="10pt"/>
    </style:style>
    <style:style style:name="T9" style:family="text">
      <style:text-properties style:font-name="Verdana1" fo:font-size="10pt" officeooo:rsid="001659e3" style:font-size-asian="10pt" style:font-size-complex="10pt"/>
    </style:style>
    <style:style style:name="T10" style:family="text">
      <style:text-properties officeooo:rsid="001712d2"/>
    </style:style>
    <style:style style:name="T11" style:family="text">
      <style:text-properties officeooo:rsid="0018b9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VRLSS - Virtual Reality Laser Show Simulator (formerly Vrilda)</text:p>
      <text:p text:style-name="P11"/>
      <text:p text:style-name="P1">By Gitle Mikkelsen / Grix / GrixM / gitlem@gmail.com</text:p>
      <text:p text:style-name="P1"/>
      <text:p text:style-name="Standard"><text:span text:style-name="T3">Source code r</text:span><text:span text:style-name="T1">epository: https://github.com/Grix/vrilda</text:span></text:p>
      <text:p text:style-name="Standard"><text:line-break/><text:span text:style-name="T9">This is an al</text:span><text:span text:style-name="T8">p</text:span><text:span text:style-name="T1">ha build, nothing works perfectly and features are lacking.</text:span></text:p>
      <text:p text:style-name="P1"/>
      <text:p text:style-name="P1"/>
      <text:p text:style-name="P9">Quick start guide for watching a show using the Oculus Rift <text:span text:style-name="T10">DK2</text:span>: </text:p>
      <text:p text:style-name="P3"/>
      <text:p text:style-name="P1">First, acquire a show to play. Right now, no shows are not included with the program for copyright reasons. You can download various free shows here:</text:p>
      <text:p text:style-name="Standard"><text:a xlink:type="simple" xlink:href="http://www.photonlexicon.com/symlinkftp/Laser%20Shows/ILDA%20Frame%20Shows/" text:style-name="Internet_20_link" text:visited-style-name="Visited_20_Internet_20_Link"><text:span text:style-name="T6">http://www.photonlexicon.com/symlinkftp/Laser Shows/ILDA Frame Shows/</text:span></text:a><text:span text:style-name="T1"> (username/password = plftp/readonly)</text:span></text:p>
      <text:p text:style-name="P1"/>
      <text:p text:style-name="P12"><text:span text:style-name="T1">Plug in the rift before starting the program, and set the rift to external desktop mode. </text:span><text:span text:style-name="T2">U</text:span><text:span text:style-name="T1">se the relevant buttons </text:span><text:span text:style-name="T2">in the main menu </text:span><text:span text:style-name="T1">to load all ilda show files and audio files. </text:span><text:span text:style-name="T2">If necessary, p</text:span><text:span text:style-name="T1">ress the button «Change perspective» and drag the various icons with your mouse to </text:span><text:span text:style-name="T2">move</text:span><text:span text:style-name="T1"> and rotate projectors. </text:span><text:span text:style-name="T2">When ready, p</text:span><text:span text:style-name="T1">ress Tab </text:span><text:span text:style-name="T2">or click the button «Enter 3D mode»</text:span><text:span text:style-name="T1"> to </text:span><text:span text:style-name="T2">start the simulation</text:span><text:span text:style-name="T1">. </text:span><text:span text:style-name="T2">Hold Ctrl and press the</text:span><text:span text:style-name="T1"> left and right arrow keys to move the program </text:span><text:span text:style-name="T2">window</text:span><text:span text:style-name="T1"> to the </text:span><text:span text:style-name="T2">head mounted display</text:span><text:span text:style-name="T1">, </text:span><text:span text:style-name="T2">and put it on. </text:span><text:span text:style-name="T1">Then press space to start playback. Lean back and enjoy the show.</text:span></text:p>
      <text:p text:style-name="P12"/>
      <text:p text:style-name="P2">If you are not using a HMD, press P to view a normal 3D projection.</text:p>
      <text:p text:style-name="P1"/>
      <text:p text:style-name="Standard"><text:line-break/><text:span text:style-name="T7">Controls are as follows (will likely change in following releases):</text:span></text:p>
      <text:p text:style-name="P1"/>
      <text:p text:style-name="Standard"><text:span text:style-name="T1">Tab: <text:s/><text:tab/><text:tab/><text:tab/></text:span><text:span text:style-name="T3">Toggle</text:span><text:span text:style-name="T1"> between </text:span><text:span text:style-name="T4">simulation</text:span><text:span text:style-name="T3"> and menu</text:span></text:p>
      <text:p text:style-name="P1">Space: <text:tab/><text:tab/>Play/Pause show</text:p>
      <text:p text:style-name="P1">Backspace:<text:tab/><text:tab/>Stop show, return to start</text:p>
      <text:p text:style-name="P1">N:<text:tab/><text:tab/><text:tab/>Jump to specific frame</text:p>
      <text:p text:style-name="P1">Left/Right Arrow:<text:tab/>Jump one frame backwards/forwards</text:p>
      <text:p text:style-name="P1"/>
      <text:p text:style-name="P8">When in 3D mode:</text:p>
      <text:p text:style-name="P4">Mouse move:<text:tab/><text:tab/>Look</text:p>
      <text:p text:style-name="P4">W/A/S/D:<text:tab/><text:tab/>Move Forwards/Backwards/Sideways</text:p>
      <text:p text:style-name="P4">C/V:<text:tab/><text:tab/><text:tab/>Move Up/Down</text:p>
      <text:p text:style-name="P4">O:<text:tab/><text:tab/><text:tab/>Oculus Rift mode</text:p>
      <text:p text:style-name="P4">Ctrl+Arrow keys:<text:tab/>Move program from monitor to monitor (to get it to the Rift)</text:p>
      <text:p text:style-name="P4">P:<text:tab/><text:tab/><text:tab/>Regular 3D mode</text:p>
      <text:p text:style-name="P4">B:<text:tab/><text:tab/><text:tab/>Toggle <text:span text:style-name="T11">realistic vs fast laser rendering</text:span></text:p>
      <text:p text:style-name="P5">R:<text:tab/><text:tab/><text:tab/>Toggle skybox</text:p>
      <text:p text:style-name="P4">L/K:<text:tab/><text:tab/><text:tab/>Increase/decrease Interpupillary Distance (IPD)</text:p>
      <text:p text:style-name="P4">M:<text:tab/><text:tab/><text:tab/>Save screenshot</text:p>
      <text:p text:style-name="P17">Shift:<text:tab/><text:tab/><text:tab/>Display technical information</text:p>
      <text:p text:style-name="P4"/>
      <text:p text:style-name="Standard"/>
      <text:p text:style-name="P14">Extra credits:</text:p>
      <text:p text:style-name="P7"/>
      <text:p text:style-name="P8">GMOculus:</text:p>
      <text:p text:style-name="P4">Rob Quist / <text:s/>RobQuistNL</text:p>
      <text:p text:style-name="P4">Christopher David Legasse / IGameart</text:p>
      <text:p text:style-name="P4">http://www.gmoculus.com/</text:p>
      <text:p text:style-name="P4"/>
      <text:p text:style-name="P8">Fog simulation shader:</text:p>
      <text:p text:style-name="P4">Xor</text:p>
      <text:p text:style-name="P4"/>
      <text:p text:style-name="P8">Millisecond to Min:Sec script:</text:p>
      <text:p text:style-name="P4">Brandon 'Shaltif' Rohrer</text:p>
      <text:p text:style-name="P4"/>
      <text:p text:style-name="P8">Skybox graphics</text:p>
      <text:p text:style-name="P4">Hazel Whorley</text:p>
      <text:p text:style-name="P4"/>
      <text:p text:style-name="P4"/>
      <text:p text:style-name="P4"/>
      <text:p text:style-name="P4"/>
      <text:p text:style-name="P4"/>
      <text:p text:style-name="P10">Recommended minimum system requirements:</text:p>
      <text:p text:style-name="Standard"><text:line-break/><text:span text:style-name="T5">Windows Vista or newer</text:span></text:p>
      <text:p text:style-name="P4">4 GB RAM</text:p>
      <text:p text:style-name="P4">nVidia GeForce GTX 750 (or AMD equivalent)</text:p>
      <text:p text:style-name="P4">Intel i3 (or AMD equivalent)</text:p>
      <text:p text:style-name="P6">Oculus Rift DK2 head-mounted display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nb" fo:country="NO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8T14:25:14.612000000</dc:date>
    <meta:editing-duration>PT12M21S</meta:editing-duration>
    <meta:editing-cycles>6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44" meta:word-count="347" meta:character-count="2228" meta:non-whitespace-character-count="1893"/>
  </office:meta>
</office:document-meta>
</file>